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,504,166,666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,844,592,066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,374,128,318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,052,913,385.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,587,928,884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,464,260,488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,087,725,812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,544,516,982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,143,033,275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,159,330,369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,545,674,527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,680,711,743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,721,903,14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,257,174,480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073,234,417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,707,710,053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284,685,050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159,869,245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984,297,589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42:48.508009938</dc:date>
    <meta:editing-duration>PT4H34M35S</meta:editing-duration>
    <meta:editing-cycles>112</meta:editing-cycles>
    <meta:generator>LibreOffice/7.2.6.2$Linux_X86_64 LibreOffice_project/20$Build-2</meta:generator>
    <meta:document-statistic meta:table-count="1" meta:cell-count="48" meta:object-count="0"/>
  </office:meta>
</office:document-meta>
</file>